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3" svg:font-family="Tahoma"/>
    <style:font-face style:name="Helvetica" svg:font-family="Helvetica"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Text_20_body">
      <style:text-properties style:use-window-font-color="true" style:font-name="Helvetica" fo:font-size="12pt" style:font-name-asian="Helvetica" style:font-size-asian="12pt" style:font-name-complex="Helvetica" style:font-size-complex="12pt"/>
    </style:style>
    <style:style style:name="P2" style:family="paragraph" style:parent-style-name="Normal">
      <style:text-properties style:use-window-font-color="true" style:font-name="Helvetica" fo:font-size="12pt" style:font-name-asian="Helvetica" style:font-size-asian="12pt" style:font-name-complex="Helvetica" style:font-size-complex="12pt"/>
    </style:style>
    <style:style style:name="P3" style:family="paragraph" style:parent-style-name="Normal">
      <style:paragraph-properties style:border-line-width-bottom="0.0008in 0.0138in 0.0008in" fo:padding="0.0291in" fo:border-left="none" fo:border-right="none" fo:border-top="none" fo:border-bottom="0.0154in double #000000" style:join-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Validation et Transformations de code automatique en Pharo</text:p>
      <text:p text:style-name="Signature">Jannik Laval et Stéphane Ducasse</text:p>
      <text:p text:style-name="chapeau"/>
      <text:p text:style-name="chapeau">Nous allons montrer les outils disponibles en Pharo un nouveau Smalltalk open-source disponible sur <text:a xlink:type="simple" xlink:href="http://www.pharo-project.org/">http://www.pharo-project.org</text:a>.</text:p>
      <text:p text:style-name="Normal"/>
      <text:p text:style-name="Normal">SmallLint est un outil qui analyse du code Squeak et qui détecte des bogues ou de possibles erreurs, et RewriteTool, qui permet d’exprimer la récriture de code par le biais de reconnaissance d’expressions (pattern matching) sur des arbres de syntaxes abstraites.</text:p>
      <text:p text:style-name="Normal"/>
      <text:p text:style-name="Heading_20_1">1. Analyse qualitative de code avec SmallLint</text:p>
      <text:p text:style-name="Normal">SmallLint est un outil d’analyse de code. Il permet d’identifier une soix- antaine de problèmes possibles allant du simple bogue, Ãa ̆ la prévision de bogue, en passant par la détection de code inutile ou l’identification de méthodes trop longues. SmallLint met en évidence des problèmes au niveau de méthodes ou de classes qui utilisent l’héritage, et détecte cer- taines erreurs.Pour ouvrir cet outil, exécutez l’expression LintDialog open ; vous obtenez une fenÃłtre comme celle qui est présentée figure qui montre le résultat de l’application de quelques règles sur les classes.@@ here rules@@ Pour vous en servir, vous devez choisir les jeux de règles que vous souhaitez appliquer (dans le panneau, en haut Ãa ̆ gauche), sélectionner les règles (panneau, en bas Ãa ̆ gauche), les catégories (panneau du milieu), les classes (panneau de droite), et finalement presser Ân ́ Run Âz ̇.Unefoisquetoutestaffiché,vouspouvezavoiraccèsauxméthodesValidation et Transformations de code automatique en Pharo suspectes en cliquant sur les lignes qui détaillent le résultat. Certaines sociétés imposent aux développeurs d’invoquer systématiquement Small- Lint avant de délivrer leur code. Notons que les règles peuvent en Ãłtre particularisées et qu’il est possible d’en ajouter de nouvelles au jeu existant. La définition des règles utilise la reconnaissance de code (pattern matching) proposé par le RewriteTool que nous allons maintenant étudier.</text:p>
      <text:p text:style-name="Heading_20_1">2. Identification de code avec RewriteTool</text:p>
      <text:p text:style-name="Normal">RewriteTool est un outil de récriture de code basé sur la définition de reconnaissance de formes (pattern matching), appliquée sur des arbres de syntaxes abstraites. Une documentation plus complète est disponible Ãa ̆ http://st-www.cs.uiuc.edu/ brant/RefactoringBrowser/ Rewrite.html.Il semble que Squeak ne dispose pas actuellement d’interface graphique pour la récriture du code, mais uniquement pour identifier des morceaux de code.Cet outil de récriture de code est particulièrement utile lorsqu’on doit transformer d’une manière répétitive du code. On peut représenter dans les schémas (patterns) de reconnais- sance des variables, des listes, des instructions récursives et des littéraux.• Variable. Un schéma peut contenir des variables en utilisant le back- quote ou accent grave. Ainsi, `key représente n’importe quelle vari- able, mais pas une expression.• Liste. Pour représenter une expression potentiellement complexe, on utilise @ qui caractérise une liste. Ainsi, ‘@key peut représen- ter aussi bien une variable simple comme temp qu’une expression comme (aDict at: self keyForDict). Par exemple, | ‘@Temps | reconnaÃo ̋t une liste de variables temporaires. Le point . reconnaÃo ̋t une in- struction dans une séquence de code.`@.Statements reconnaÃo ̋t une liste d’instructions. Par exemple, foo ‘@message: `@args reconnaÃo ̋t n’importe quel message envoyé Ãa ̆ foo.• Récursion. Pour que la reconnaissance s’effectue aussi Ãa ̆ l’intérieur de l’expression, il faut doubler la quote. La seconde quote représente la récursion du schéma cherché. Ainsi, ``@object foo reconnaÃo ̋t foo, Ãa ̆ quelque objet qu’il soit envoyé, mais observe également pour chaque reconnaissance si une reconnaissance est possible dans la partie représentée par la variable ``@object.• Littéraux.\#représenteleslittéraux;ainsi,`\#literalreconnaÃo ̋tn’importe quel littéral, par exemple 1, \#(), "unechaine" ou \#unSymbol.</text:p>
      <text:p text:style-name="Heading_20_1"><text:soft-page-break/>1.3<text:tab/>Des exemples d’identification de schémas</text:p>
      <text:p text:style-name="Normal">Si l’on veut identifier les expressions de type aDict at: aKey ifAbsent: aBlock dans lesquelles les variables peuvent Ãłtre des expressions composées, on écrit l’expression suivante : ``@aDict at: ``@aKey ifAbsent: ``@aBlock. Une telle expression identifie par exemple les expressions suivantes :instVarMap at: aClass name ifAbsent: [oldClass instVarNames] deepCopier references at: argumentTarget ifAbsent: [argumentTarget] bestGuesses at: anInstVarName ifAbsent: [self typesFor: anInstVarName] object at: (keyArray at: selectionIndex) ifAbsent: [nil]Comme l’interface en Squeak ne permet pas encore de sélectionner les classes sur lesquelles on veut travailler, le système analyse les 1 934 classes et quelque 42 869 méthodes qui sont disponibles dans la distribution de base, ce qui peut sensiblement ralentir le traitement.Voici quelques exemples d’ expressions qui pourraient Ãłtre avan- tageusement transformées :| `@Temps | ``@.Statements. ``@Boolean ifTrue: [↑false]. ↑true | `@Temps | ``@.Statements. ↑``@Boolean not ``@object not ifTrue: ``@block ``@object ifFalse: ``@block.rule := RBUnderscoreAssignmentRule new. environment := BrowserEnvironment new forPackageNames: #('PackageA' 'PackageB' ...). SmalllintChecker runRule: rule onEnvironment: environment. rule open</text:p>
      <text:p text:style-name="Normal"/>
      <text:p text:style-name="Normal"/>
      <text:p text:style-name="Normal"/>
      <text:p text:style-name="Normal"/>
      <text:p text:style-name="Normal">=====</text:p>
      <text:p text:style-name="Normal">While most people prefer to run SmallLint (Smalltalk Code Critics) from within OmniBrowser, the question arises from time to time on how to do the same from within a workspace script:</text:p>
      <text:p text:style-name="Normal"/>
      <text:p text:style-name="Normal">1. Select one or more rules to run from the class hierarchy below RBBasicLintRule. For example, the following expression would instantiate a single rule that searches for questionable message sends:</text:p>
      <text:p text:style-name="Normal"/>
      <text:p text:style-name="Normal">rule := RBBadMessageRule new</text:p>
      <text:p text:style-name="Normal">The following expression could be used to search for both classes that implement #= but not #hash and methods that do float equality comparisons:</text:p>
      <text:p text:style-name="Normal"/>
      <text:p text:style-name="Normal">rule := RBCompositeLintRule rules: (Array</text:p>
      <text:p text:style-name="Normal"><text:s text:c="4"/>with: RBDefinesEqualNotHashRule new</text:p>
      <text:p text:style-name="Normal"><text:s text:c="4"/>with: RBFloatEqualityComparisonRule new)</text:p>
      <text:p text:style-name="Normal">2. Next select the scope to run the rules in. In the most simple case this is the complete image:</text:p>
      <text:p text:style-name="Normal"/>
      <text:p text:style-name="Normal">environment := BrowserEnvironment new</text:p>
      <text:p text:style-name="Normal">You can however restrict the scope further, for example to the collection hierarchy:</text:p>
      <text:p text:style-name="Normal"/>
      <text:p text:style-name="Normal">environment := BrowserEnvironment new</text:p>
      <text:p text:style-name="Normal"><text:s text:c="4"/>forClasses: Collection withAllSubclasses</text:p>
      <text:p text:style-name="Normal">If you have the OmniBrowser refactoring tools installed you can easily browse a restricted environment by evaluating:</text:p>
      <text:p text:style-name="Normal"/>
      <text:p text:style-name="Normal">environment open</text:p>
      <text:p text:style-name="Normal">3. Finally you perform the actual search by evaluating the following expression:</text:p>
      <text:p text:style-name="Normal"/>
      <text:p text:style-name="Normal">SmalllintChecker runRule: rule onEnvironment: environment</text:p>
      <text:p text:style-name="Normal">Note that this might take a while depending on the size of the environment and the number of rules you run.</text:p>
      <text:p text:style-name="Normal"/>
      <text:p text:style-name="Normal"><text:soft-page-break/>4. If you have the OmniBrowser refactoring tools installed you can have a look at the result by evaluating the following expression:</text:p>
      <text:p text:style-name="Normal"/>
      <text:p text:style-name="Normal">rule open</text:p>
      <text:p text:style-name="Normal"/>
      <text:p text:style-name="P3"/>
      <text:p text:style-name="Normal"/>
      <text:p text:style-name="Normal">see this website:</text:p>
      <text:p text:style-name="Normal">http://st-www.cs.illinois.edu/users/brant/Refactory/Rewrit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Helvetica" svg:font-family="Helvetica"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1665in" fo:margin-bottom="0.1965in"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0783in" fo:margin-bottom="0.0398in"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in" fo:margin-bottom="0in" style:page-number="auto" fo:background-color="#ffffcc">
        <style:background-image/>
      </style:paragraph-properties>
      <style:text-properties style:font-name="Letter Gothic MT" fo:font-size="9pt" fo:font-weight="bold"/>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style:page-number="auto" fo:background-color="#000000">
        <style:background-image/>
      </style:paragraph-properties>
      <style:text-properties fo:color="#23ff23"/>
    </style:style>
    <style:style style:name="Frame_20_contents" style:display-name="Frame contents" style:family="paragraph" style:parent-style-name="Text_20_body" style:class="extra"/>
    <style:style style:name="Drawing" style:family="paragraph" style:parent-style-name="Caption" style:class="extra"/>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Footnote_20_Symbol" style:display-name="Footnote Symbol" style:family="text"/>
    <style:style style:name="Endnote_20_Symbol" style:display-name="Endnote Symbol" style:family="text"/>
    <style:style style:name="code_5f_par" style:display-name="code_par" style:family="text">
      <style:text-properties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Diamond_editions</dc:title>
    <meta:creation-date>2009-11-04T15:42:05</meta:creation-date>
    <dc:language>fr-FR</dc:language>
    <meta:editing-cycles>83</meta:editing-cycles>
    <meta:editing-duration>PT08H39M44S</meta:editing-duration>
    <meta:initial-creator>Jannik Laval</meta:initial-creator>
    <dc:date>2010-01-07T20:29:26</dc:date>
    <dc:creator>Jannik Laval</dc:creator>
    <meta:document-statistic meta:table-count="0" meta:image-count="0" meta:object-count="0" meta:page-count="3" meta:paragraph-count="32" meta:word-count="985" meta:character-count="6943"/>
    <meta:user-defined meta:name="Info 1"/>
    <meta:user-defined meta:name="Info 2"/>
    <meta:user-defined meta:name="Info 3"/>
    <meta:user-defined meta:name="Info 4"/>
    <meta:template xlink:type="simple" xlink:actuate="onRequest" xlink:title="Diamond_editions" xlink:href="../../Library/Application%20Support/OpenOffice.org/3/user/template/modele_article.ott" meta:date="2009-11-04T15:42:05"/>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